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5.14mm"/>
    </style:style>
    <style:style style:name="co5" style:family="table-column">
      <style:table-column-properties fo:break-before="auto" style:column-width="148.24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Cost (ex VAT)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Supplier Web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HT0740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8 SOIC</text:p>
          </table:table-cell>
          <table:table-cell office:value-type="string" calcext:value-type="string">
            <text:p>400V isolated output. Uses input logic to generate voltage</text:p>
          </table:table-cell>
          <table:table-cell office:value-type="string" calcext:value-type="string">
            <text:p>http://ww1.microchip.com/downloads/en/DeviceDoc/20005628A.pd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7085_GF08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https://www.fairchildsemi.com/datasheets/FA/FAN7085_GF085.pd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S10752LPBF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6 SPT-23</text:p>
          </table:table-cell>
          <table:table-cell office:value-type="string" calcext:value-type="string">
            <text:p>10-12V supply required. But up to 100V</text:p>
          </table:table-cell>
          <table:table-cell office:value-type="string" calcext:value-type="string">
            <text:p>http://www.infineon.com/dgdl/irs10752lpbf.pdf?fileId=5546d462533600a40153567308ca276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2117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 PDIP</text:p>
          </table:table-cell>
          <table:table-cell office:value-type="string" calcext:value-type="string">
            <text:p>10-20V supply required. UP to 600V. DIP package</text:p>
          </table:table-cell>
          <table:table-cell office:value-type="string" calcext:value-type="string">
            <text:p>http://www.infineon.com/dgdl/ir2117.pdf?fileId=5546d462533600a4015355c84331168d</text:p>
          </table:table-cell>
          <table:table-cell table:style-name="ce2" office:value-type="string" calcext:value-type="string">
            <text:p>http://uk.rs-online.com/web/p/mosfet-power-drivers/5409711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2010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4 PDIP</text:p>
          </table:table-cell>
          <table:table-cell office:value-type="string" calcext:value-type="string">
            <text:p>High and Low side. NOT OK. 10-20V supply required. UP to 200V. DIP package</text:p>
          </table:table-cell>
          <table:table-cell office:value-type="string" calcext:value-type="string">
            <text:p>http://www.infineon.com/dgdl/ir2010.pdf?fileId=5546d462533600a4015355c48f90166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9:12:25.6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S</meta:editing-duration>
    <meta:editing-cycles>5</meta:editing-cycles>
    <meta:generator>LibreOffice/5.1.5.2$Windows_x86 LibreOffice_project/7a864d8825610a8c07cfc3bc01dd4fce6a9447e5</meta:generator>
    <dc:date>2017-04-04T09:55:26.963000000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